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0a80" officeooo:paragraph-rsid="00010a80"/>
    </style:style>
    <style:style style:name="P2" style:family="paragraph" style:parent-style-name="Standard">
      <style:text-properties officeooo:rsid="0002f08d" officeooo:paragraph-rsid="0002f08d"/>
    </style:style>
    <style:style style:name="P3" style:family="paragraph" style:parent-style-name="Standard">
      <style:text-properties officeooo:rsid="0003cc9b" officeooo:paragraph-rsid="0003cc9b"/>
    </style:style>
    <style:style style:name="P4" style:family="paragraph" style:parent-style-name="Standard">
      <style:text-properties officeooo:rsid="00065f94" officeooo:paragraph-rsid="00065f94"/>
    </style:style>
    <style:style style:name="P5" style:family="paragraph" style:parent-style-name="Standard">
      <style:text-properties officeooo:rsid="00074e07" officeooo:paragraph-rsid="00074e07"/>
    </style:style>
    <style:style style:name="P6" style:family="paragraph" style:parent-style-name="Standard">
      <style:text-properties officeooo:rsid="00079ec8" officeooo:paragraph-rsid="00079ec8"/>
    </style:style>
    <style:style style:name="P7" style:family="paragraph" style:parent-style-name="Standard">
      <style:text-properties officeooo:rsid="0009a8dd" officeooo:paragraph-rsid="0009a8dd"/>
    </style:style>
    <style:style style:name="P8" style:family="paragraph" style:parent-style-name="Standard">
      <style:text-properties officeooo:rsid="000b6b2b" officeooo:paragraph-rsid="000b6b2b"/>
    </style:style>
    <style:style style:name="P9" style:family="paragraph" style:parent-style-name="Standard">
      <style:text-properties officeooo:rsid="000c8e21" officeooo:paragraph-rsid="000c8e21"/>
    </style:style>
    <style:style style:name="P10" style:family="paragraph" style:parent-style-name="Standard">
      <style:text-properties officeooo:rsid="000d15a8" officeooo:paragraph-rsid="000d15a8"/>
    </style:style>
    <style:style style:name="P11" style:family="paragraph" style:parent-style-name="Standard">
      <style:text-properties officeooo:rsid="000d822f" officeooo:paragraph-rsid="000d822f"/>
    </style:style>
    <style:style style:name="P12" style:family="paragraph" style:parent-style-name="Standard">
      <style:text-properties officeooo:paragraph-rsid="000e2d35"/>
    </style:style>
    <style:style style:name="P13" style:family="paragraph" style:parent-style-name="Standard">
      <style:text-properties officeooo:rsid="000e2dc8" officeooo:paragraph-rsid="000e2dc8"/>
    </style:style>
    <style:style style:name="P14" style:family="paragraph" style:parent-style-name="Standard">
      <style:text-properties officeooo:rsid="000eb556" officeooo:paragraph-rsid="000eb556"/>
    </style:style>
    <style:style style:name="P15" style:family="paragraph" style:parent-style-name="Standard">
      <style:text-properties officeooo:rsid="000ed298" officeooo:paragraph-rsid="000ed298"/>
    </style:style>
    <style:style style:name="P16" style:family="paragraph" style:parent-style-name="Standard">
      <style:paragraph-properties fo:break-before="page"/>
      <style:text-properties officeooo:rsid="00079ec8" officeooo:paragraph-rsid="00079ec8"/>
    </style:style>
    <style:style style:name="P17" style:family="paragraph" style:parent-style-name="Standard" style:list-style-name="L1">
      <style:text-properties officeooo:rsid="00010a80" officeooo:paragraph-rsid="00010a80"/>
    </style:style>
    <style:style style:name="P18" style:family="paragraph" style:parent-style-name="Standard" style:list-style-name="L1">
      <style:text-properties officeooo:rsid="0002f08d" officeooo:paragraph-rsid="0002f08d"/>
    </style:style>
    <style:style style:name="P19" style:family="paragraph" style:parent-style-name="Standard" style:list-style-name="L2">
      <style:text-properties officeooo:rsid="000497b8" officeooo:paragraph-rsid="000497b8"/>
    </style:style>
    <style:style style:name="P20" style:family="paragraph" style:parent-style-name="Standard" style:list-style-name="L3">
      <style:text-properties officeooo:rsid="00065f94" officeooo:paragraph-rsid="00065f94"/>
    </style:style>
    <style:style style:name="P21" style:family="paragraph" style:parent-style-name="Standard" style:list-style-name="L3">
      <style:text-properties officeooo:rsid="00074e07" officeooo:paragraph-rsid="00074e07"/>
    </style:style>
    <style:style style:name="P22" style:family="paragraph" style:parent-style-name="Standard" style:list-style-name="L4">
      <style:text-properties officeooo:rsid="00079ec8" officeooo:paragraph-rsid="00079ec8"/>
    </style:style>
    <style:style style:name="P23" style:family="paragraph" style:parent-style-name="Standard" style:list-style-name="L5">
      <style:text-properties officeooo:rsid="0009a8dd" officeooo:paragraph-rsid="0009a8dd"/>
    </style:style>
    <style:style style:name="P24" style:family="paragraph" style:parent-style-name="Standard" style:list-style-name="L6">
      <style:text-properties officeooo:rsid="000b6b2b" officeooo:paragraph-rsid="000b6b2b"/>
    </style:style>
    <style:style style:name="P25" style:family="paragraph" style:parent-style-name="Standard" style:list-style-name="L7">
      <style:text-properties officeooo:rsid="000c8e21" officeooo:paragraph-rsid="000c8e21"/>
    </style:style>
    <style:style style:name="P26" style:family="paragraph" style:parent-style-name="Standard" style:list-style-name="L8">
      <style:text-properties officeooo:rsid="000d822f" officeooo:paragraph-rsid="000d822f"/>
    </style:style>
    <style:style style:name="T1" style:family="text">
      <style:text-properties officeooo:rsid="0003cc9b"/>
    </style:style>
    <style:style style:name="T2" style:family="text">
      <style:text-properties officeooo:rsid="000497b8"/>
    </style:style>
    <style:style style:name="T3" style:family="text">
      <style:text-properties officeooo:rsid="00065f94"/>
    </style:style>
    <style:style style:name="T4" style:family="text">
      <style:text-properties officeooo:rsid="00079ec8"/>
    </style:style>
    <style:style style:name="T5" style:family="text">
      <style:text-properties officeooo:rsid="00097db2"/>
    </style:style>
    <style:style style:name="T6" style:family="text">
      <style:text-properties officeooo:rsid="000d15a8"/>
    </style:style>
    <style:style style:name="T7" style:family="text">
      <style:text-properties officeooo:rsid="000d822f"/>
    </style:style>
    <style:style style:name="T8" style:family="text">
      <style:text-properties officeooo:rsid="000e2d35"/>
    </style:style>
    <style:style style:name="T9" style:family="text">
      <style:text-properties officeooo:rsid="000eb556"/>
    </style:style>
    <style:style style:name="T10" style:family="text">
      <style:text-properties officeooo:rsid="00113c15"/>
    </style:style>
    <style:style style:name="T11" style:family="text">
      <style:text-properties officeooo:rsid="001152e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uman – yea they exist and are the most common of the sentient in space</text:p>
      <text:p text:style-name="P1"/>
      <text:p text:style-name="P1">Vulpie – doglike humanoids only occupies one star system with 3 habitable planets and a section of ‘the outer ring’</text:p>
      <text:p text:style-name="P1">almost all Vulpie can be described by <text:span text:style-name="T1">two</text:span> subsets</text:p>
      <text:list xml:id="list1122383868" text:style-name="L1">
        <text:list-item>
          <text:p text:style-name="P17">a huge majority of Vulpie are extremely family focused only leaving for ‘the hunt’(if they are traditionally minded) or to <text:span text:style-name="T11">join the family of their </text:span>mate. The only tailless that fit into this group lost it by accident and are closely guarded by their family.</text:p>
        </text:list-item>
        <text:list-item>
          <text:p text:style-name="P18">Loner Vulpie are the most commonly seen by other races usually either runaway runts or exiles, <text:span text:style-name="T1">However are very rarely abandoned </text:span><text:span text:style-name="T11">or lost as</text:span><text:span text:style-name="T1"> pups. </text:span><text:s/>most are willing to do anything <text:span text:style-name="T1">for attention.</text:span></text:p>
        </text:list-item>
      </text:list>
      <text:p text:style-name="P2"/>
      <text:p text:style-name="P3">Kajiit – cat based humanoid <text:span text:style-name="T2">no known home world. hate Vulpie for no real reason but can learn to tolerate their presence. Like loner Vulpie most are drifters, while they value immediate family but tend to care more for personal gain (tend to focus on collecting either expensive objects or contacts.)</text:span></text:p>
      <text:list xml:id="list2112077074" text:style-name="L2">
        <text:list-item>
          <text:p text:style-name="P19">perrine – tend to be very social build large friend groups and spend long periods focusing on personal grooming and appearance.</text:p>
        </text:list-item>
        <text:list-item>
          <text:p text:style-name="P19">Kassiek – tend to favor physical objects. Typically <text:span text:style-name="T3">are working to acquire new wares by skilled use of their fingers and claws but more commonly their ability to work their way into almost any social group.</text:span></text:p>
        </text:list-item>
      </text:list>
      <text:p text:style-name="P4">Solarin – lizard based humanoid can be incredibly strong and determined. They tend to favor ‘the outer ring’ but are commonly found in combat and law enforcement roles in ‘the core’. They find it hard to create emotional attachments and seem to value credits above all else. </text:p>
      <text:list xml:id="list2641298353" text:style-name="L3">
        <text:list-item>
          <text:p text:style-name="P20">Rasah – red, brown, or gray scales. Typically believed to be more hostile and aggressive. They tend to prefer bladed weapons and claws. </text:p>
        </text:list-item>
        <text:list-item>
          <text:p text:style-name="P21">Orahs – blue, green or white scales. Are normally quiet and calculating. Considered to be extremely smart. </text:p>
        </text:list-item>
      </text:list>
      <text:p text:style-name="P5">Corvid – the most varied of the sentient species. Are extremely rare in space as they easily panic when they have less than 50ft overhead space Therefore are extremely claustrophobic even in spaces that other races would think of as very roomy. <text:span text:style-name="T4">While they are great at finding their way and should be extremely good navigators requiring the space of a medium freighter just to feel comfortable onboard ship makes them nonviable for the role. They are found in two body types</text:span></text:p>
      <text:list xml:id="list3334546648" text:style-name="L4">
        <text:list-item>
          <text:p text:style-name="P22">Fliers – typically have long thin legs and rounded bodies with long powerful wings instead of arms.</text:p>
        </text:list-item>
        <text:list-item>
          <text:p text:style-name="P22">Jumpers – more human like upper body with arms and hands but long thick legs that allow them to jump and kick with ineradicable power.</text:p>
        </text:list-item>
      </text:list>
      <text:p text:style-name="P5"/>
      <text:p text:style-name="P13">Common naming conventions.</text:p>
      <text:p text:style-name="P13">Vulpie – young are usually called something descriptive of them. After they get old enough they choose a new name sometimes it’s something that happened in the hunt or a deeper descriptor of their personality. (the few that interact with other races will choose a common tong name usually a word they like the sound of). <text:span text:style-name="T9">Commonly are not </text:span><text:span text:style-name="T10">implanted with</text:span><text:span text:style-name="T9"> ID chips</text:span></text:p>
      <text:p text:style-name="P13"/>
      <text:p text:style-name="P13">Kajiit – <text:span text:style-name="T9">don’t typically have permanent names leading to the mane on the ID chip not necessarily being the same as what they go by.</text:span></text:p>
      <text:p text:style-name="P13"/>
      <text:p text:style-name="P14">Solarin – physical descriptor… just pick one they will likely respond to it</text:p>
      <text:p text:style-name="P13"/>
      <text:p text:style-name="P15">Corvid – emotional descriptor and their word for sky or wind. </text:p>
      <text:p text:style-name="P16">Factions</text:p>
      <text:p text:style-name="P6">I.S.A.(Interstellar security administration)</text:p>
      <text:p text:style-name="P6">militaristic police force. Member worlds give them enough funding and resources to build and field massive fleets of the most <text:span text:style-name="T5">well equipped combat</text:span> ships available. <text:span text:style-name="T5">Unknown to most is that the I.S.A. actually contains 3 nearly completely separate branches the interstellar fleet that oversees the space born mobile operations, the soldier’s brigade that oversee shock troop brigades onboard the ships as well as planetary peacekeeper squadrons. And administration that oversees static assets like stations ground bases. Admin also issues contracts to the other divisions as well as the general public where other wings assets may not be available. </text:span></text:p>
      <text:p text:style-name="P7">Codes of conduct (enforceable where possible)</text:p>
      <text:list xml:id="list2981551397" text:style-name="L5">
        <text:list-item>
          <text:p text:style-name="P23">ships must intervene on any gunfight unless on other orders.</text:p>
        </text:list-item>
        <text:list-item>
          <text:p text:style-name="P23">If intervening on a conflict Captions may not side with the attackers of defenseless craft … NO MATTER WHAT payment is offered</text:p>
        </text:list-item>
        <text:list-item>
          <text:p text:style-name="P23">acts of piracy will not be tolerated. an inability to disprove accusations or repeated explainable loss of data logs from guns and/or bridge records</text:p>
          <text:list>
            <text:list-item>
              <text:p text:style-name="P23">the penalty for breaking this rule is removal of all command line personnel from the ISA remaining crew will be reassigned. </text:p>
            </text:list-item>
          </text:list>
        </text:list-item>
      </text:list>
      <text:p text:style-name="P8">Doctorates with other factions</text:p>
      <text:list xml:id="list2188381549" text:style-name="L6">
        <text:list-item>
          <text:p text:style-name="P24">the Vulpie exclusion pact</text:p>
          <text:list>
            <text:list-item>
              <text:p text:style-name="P24">in exchange for rights to patrol the Vulpie home system and arrest fugitives hiding in their space the ISA agrees to return any arrested Vulpie back to their governing body for punishment. In cases where the deliberate loss of sentient life occurred the perpetrators family is to be offered the *right of condolences* (very rough translation) the few witnessed accounts of this process describe a (not always observed) day of pampering. Followed by an execution that was described as ‘extremely barbaric and painful.’</text:p>
            </text:list-item>
          </text:list>
        </text:list-item>
      </text:list>
      <text:p text:style-name="P8"/>
      <text:p text:style-name="P8">the Vulpie counsel. </text:p>
      <text:p text:style-name="P9">The ruling body of the Vulpie home words extremely isolationist made up of the four largest families in each area of the Vulpie empire. </text:p>
      <text:list xml:id="list4077750214" text:style-name="L7">
        <text:list-item>
          <text:p text:style-name="P25">One family to represent Vulpira believed to be the original homeworld of the Vulpie race.</text:p>
        </text:list-item>
        <text:list-item>
          <text:p text:style-name="P25">one family to represent Beta-Cygni believed to be the first colony world.</text:p>
        </text:list-item>
        <text:list-item>
          <text:p text:style-name="P25">One represents the ancestral hunting ground so’kor an extremely hostile planet with very few permanent residents. </text:p>
        </text:list-item>
        <text:list-item>
          <text:p text:style-name="P25">One represents the few families that choose to live in space. </text:p>
        </text:list-item>
      </text:list>
      <text:p text:style-name="P9">Long forgotten event ‘the great divide’ </text:p>
      <text:p text:style-name="P9">This took place when the ISA first came to the Vulpie’s home system. <text:span text:style-name="T6">After a long battle with a lot of losses on both sides the counsel just barely passed the Vulpie exclusion pact fragmenting the counsel and remaining population. Causeing a large portion of the population to flee to the outer ring to form Free Vulpira.</text:span></text:p>
      <text:p text:style-name="P9"/>
      <text:p text:style-name="P10">Free Vulpira – a pirate faction in the mostly lawless ‘outer ring’ most populous of the pirate factions. FV is the only pirate faction that operates large scale refinery stations. They will only exit their claimed space for distress signals on Vulpie communication bands. </text:p>
      <text:p text:style-name="P11">In their claimed space two rules are strictly enforced </text:p>
      <text:list xml:id="list3533279344" text:style-name="L8">
        <text:list-item>
          <text:p text:style-name="P26">any ship that is not Vulpie run or majority crewed by free Vulpie will be destroyed. </text:p>
        </text:list-item>
        <text:list-item>
          <text:p text:style-name="P26">Anyone caught interfering with ritual combat must undergo *the rite of condolences* immediately or lose their tail and have their entire clan put to death</text:p>
        </text:list-item>
      </text:list>
      <text:p text:style-name="P11"/>
      <text:p text:style-name="P11"/>
      <text:p text:style-name="P12"><text:soft-page-break/><text:span text:style-name="T7">the </text:span><text:bookmark text:name="firstHeading"/>Peril<text:span text:style-name="T7"> Partnership – </text:span><text:span text:style-name="T8">an outer ring pirate faction. The</text:span><text:span text:style-name="T7"> best equipped mostly funded by large inner ring corporations although no direct connection has been made by the I.S.A. they are almost entirely made up of failed mercenary and bounty hunter wannabes. Very few have formal training but the financial backing behind them and their seeming standing orders of 'just cause as much chaos as possible' makes them very dangerous.</text:span></text:p>
      <text:p text:style-name="P12"/>
      <text:p text:style-name="P12">Solarin United – A coalition of <text:span text:style-name="T8">S</text:span>olarin captions who seem to value profit above all else usually they will try to disengage at first sign of a real fight. However they often hire on large amounts of fighter pilots promising high pay before abandoning them on the battlefield. They rarely are found actually attacking anything as they most commonly take on escort contracts so they can take there time scanning cargo holds and targeting weak points. Frequently can be caught infighting.</text:p>
      <text:p text:style-name="P12"/>
      <text:p text:style-name="P12">The Lost Ones – A loose origination of pirate captions mostly equipped with scraps scavenged from the battlefields of the other larger pirate groups. And refitted civilian ships. Alone these are no real threat to a reasonably equipped freighter but their specialty is in drawing out the fight until reinforcements can arrive. The actual scope of this faction is entirely unknown because every affiliated caption seems to have a different name for the group but they all use the same subspace band for coordination between ship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1T15:27:54.352000000</meta:creation-date>
    <dc:date>2022-11-17T15:56:41.302000000</dc:date>
    <meta:editing-duration>PT2H27M30S</meta:editing-duration>
    <meta:editing-cycles>5</meta:editing-cycles>
    <meta:generator>LibreOffice/7.1.5.2$Windows_X86_64 LibreOffice_project/85f04e9f809797b8199d13c421bd8a2b025d52b5</meta:generator>
    <meta:document-statistic meta:table-count="0" meta:image-count="0" meta:object-count="0" meta:page-count="3" meta:paragraph-count="45" meta:word-count="1308" meta:character-count="7854" meta:non-whitespace-character-count="6577"/>
  </office:meta>
</office:document-meta>
</file>